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left="0.5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<text:p text:style-name="Title">Shalom Bhooshi</text:p>
<text:p text:style-name="Author">  <text:a xlink:type="simple" xlink:href="http://shalomb.id/" office:name=""><text:span text:style-name="Definition">https://shalomb.id</text:span></text:a> ◦ <text:a xlink:type="simple" xlink:href="mailto:s.bhooshi@gmail.com" office:name=""><text:span text:style-name="Definition">s.bhooshi@gmail.com</text:span></text:a> ◦ +421 948 140 290 </text:p>
An experienced Cloud DevOps engineer with a background in platforms &amp; solutions engineering. Combining 20 years experience in IT, QA, DevOps, and Cloud engineering, I seek to apply myself in a similar organization enabling business successes.
<text:h text:style-name="Heading_20_3" text:outline-level="3"><text:bookmark-start text:name="core-competencies"/>Core Competencies<text:bookmark-end text:name="core-competencies"/></text:h>
<text:list text:style-name="L1">
  <text:list-item>
    <text:p text:style-name="P1">Solutions Engineering of Traditional and Cloud-Native applications on Private and Public Clouds</text:p>
  </text:list-item>
  <text:list-item>
    <text:p text:style-name="P1">Practical DevOps expertise to facilitate Fast Flow and Continuous Delivery</text:p>
  </text:list-item>
  <text:list-item>
    <text:p text:style-name="P1">Software Engineering code-centric approaches to Infrastructure and Technical Operations</text:p>
  </text:list-item>
</text:list>
<text:h text:style-name="Heading_20_3" text:outline-level="3"><text:bookmark-start text:name="professional-experience"/>Professional Experience<text:bookmark-end text:name="professional-experience"/></text:h>
<text:p text:style-name="First_20_paragraph"><text:a xlink:type="simple" xlink:href="https://www.takeda.com/sk-sk/who-we-are/icc/" office:name=""><text:span text:style-name="Definition"><text:span text:style-name="T1">Takeda Innovations Slovakia</text:span></text:span></text:a> ◦ Bratislava, Slovakia ◦ Pharmaceuticals</text:p>
<text:p text:style-name="Text_20_body"><text:a xlink:type="simple" xlink:href="https://www.takeda.com/sk-sk/who-we-are/icc/" office:name=""><text:span text:style-name="Definition">Takeda Innovation Capability Solutions and Services</text:span></text:a> enable Takeda’s aspiration of being the best data-driven biopharmaceutical company dedicated to discovering and delivering life-altering treatments.</text:p>
<text:p text:style-name="Definition_20_Term_20_Tight">Apr 2025 → Present</text:p>
<text:p text:style-name="Definition_20_Definition_20_Tight">Cloud DevOps Lead Engineer, DevSecOps</text:p>
<text:p text:style-name="Definition_20_Term">Responsibilities</text:p>
<text:list text:style-name="L2">
  <text:list-item>
    <text:p text:style-name="P2">Developing IdP and DevEx capabilities for the DevSecOps platform with <text:a xlink:type="simple" xlink:href="https://www.harness.io/products/continuous-delivery" office:name=""><text:span text:style-name="Definition">harness.io</text:span></text:a></text:p>
  </text:list-item>
  <text:list-item>
    <text:p text:style-name="P2">Consultancy to Takeda product teams around DevSecOps journeys, application deployment and platform engineering workflows, infrastructure and data orchestration.</text:p>
  </text:list-item>
  <text:list-item>
    <text:p text:style-name="P2">Working closely with users on Project Setup and Onboarding, DevSecOps Enablement, Technical Support, Feature Prioritization.</text:p>
  </text:list-item>
</text:list>
<text:p text:style-name="Definition_20_Term_20_Tight">Skills</text:p>
<text:p text:style-name="Definition_20_Definition_20_Tight">SAFe/ScrumXP, DevSecOps, harness.io, EKS/Kubernetes, Docker, Python, Bash, Terraform Cloud, JFrog Artifactory, Github Enterprise,</text:p>
<text:p text:style-name="Definition_20_Term_20_Tight">Jun 2022 → Apr 2025</text:p>
<text:p text:style-name="Definition_20_Definition_20_Tight">Cloud DevOps Lead Engineer, Cloud Solutions Engineering</text:p>
<text:p text:style-name="Definition_20_Term">Responsibilities</text:p>
<text:list text:style-name="L3">
  <text:list-item>
    <text:p text:style-name="P3">Lead in an Cloud DevOps Team focused on Solutions Engineering of Traditional and Cloud-Native workloads on the Takeda Enterprise Cloud (AWS).</text:p>
  </text:list-item>
  <text:list-item>
    <text:p text:style-name="P3">Alongside platform architecture – Designing and building white-glove cloud solutions for Takeda’s product teams within platform and regulatory guardrails.</text:p>
  </text:list-item>
  <text:list-item>
    <text:p text:style-name="P3">Engineering Infrastructure-as-Code capabilities – Terraform Building Blocks, Build/Release Automation, Cloud Standards and Governance, and DevSecOps practices.</text:p>
  </text:list-item>
  <text:list-item>
    <text:p text:style-name="P3">Hiring, Mentorship, Building cloud chapter capabilities, Within working groups improving Technical Agility, Trust &amp; Collaboration, Psychological Safety, etc.</text:p>
  </text:list-item>
</text:list>
<text:p text:style-name="Definition_20_Term_20_Tight">Skills</text:p>
<text:p text:style-name="Definition_20_Definition_20_Tight">SAFe/Scrumban, DevSecOps, Amazon AWS EC2/EKS/Serverless, Kubernetes, IaC/Terraform, Python, Golang, Bash, Terraform Cloud, Github, JFrog, Jira</text:p>
<text:p text:style-name="Horizontal_20_Line"/>
<text:p text:style-name="First_20_paragraph"><text:a xlink:type="simple" xlink:href="https://www.accenture.com/sk-en" office:name=""><text:span text:style-name="Definition"><text:span text:style-name="T1">Accenture Technology Solutions - Slovakia</text:span></text:span></text:a> ◦ Bratislava, Slovakia ◦ Enterprise Client Solutions</text:p>
<text:p text:style-name="Text_20_body">The <text:a xlink:type="simple" xlink:href="https://www.accenture.com/ie-en/services/technology/delivery-centers" office:name=""><text:span text:style-name="Definition">Accenture Danubia ATC</text:span></text:a> is an innovation hub serving various international enterprise clientele with industry &amp; functional experience, and best-of-breed technology solutions.</text:p>
<text:p text:style-name="Definition_20_Term_20_Tight">Jan 2022 → May 2022</text:p>
<text:p text:style-name="Definition_20_Definition_20_Tight">DevOps Lead, Global Travel &amp; Expenses Platform</text:p>
<text:p text:style-name="Definition_20_Term_20_Tight">Responsibilities</text:p>
<text:p text:style-name="Definition_20_Definition_20_Tight">DevOps lead in an infrastructure team chartered with an Enterprise Cloud Migration (VMWare on-prem → Azure). Consolidating IaC, Enhancing CI/CD capabilities, Developing bespoke automation + monitoring/reporting.</text:p>
<text:p text:style-name="Definition_20_Term_20_Tight">Skills</text:p>
<text:p text:style-name="Definition_20_Definition_20_Tight">SAFe/Scrumban, Cloud Lift-and-Shift (IaC Consolidation), VMWare, RHEL, Ansible/IaC,</text:p>
<text:p text:style-name="Definition_20_Term_20_Tight">Jul 2021 → Jan 2022</text:p>
<text:p text:style-name="Definition_20_Definition_20_Tight">DevOps Architect, Image Automation AI/ML Accelerator</text:p>
<text:p text:style-name="Definition_20_Term_20_Tight">Responsibilities</text:p>
<text:p text:style-name="Definition_20_Definition_20_Tight">DevOps lead in a product team developing an AI/ML accelerator showcasing Intelligent Image Automation for real-world infrastructure anomaly detection. Enhancing Solution Design, IaC + CI/CD, Cloud Security, Cost Optimization</text:p>
<text:p text:style-name="Definition_20_Term_20_Tight">Skills</text:p>
<text:p text:style-name="Definition_20_Definition_20_Tight">DevSecOps, Technology Ownership, Python, Terraform, AWS Lambda/RDS/EKS/Sagemaker, Kubeflow, Azure DevOps</text:p>
<text:p text:style-name="Horizontal_20_Line"/>
<text:p text:style-name="First_20_paragraph"><text:a xlink:type="simple" xlink:href="https://www.telekom.com/en/media/details/the-pan-european-network-pan-net--442220" office:name=""><text:span text:style-name="Definition"><text:span text:style-name="T1">Deutsche Telekom Pan-Net</text:span></text:span></text:a> ◦ Bratislava, Slovakia ◦ NFVi/Telco Cloud</text:p>
<text:p text:style-name="Text_20_body"><text:a xlink:type="simple" xlink:href="https://pan-net.cloud/" office:name=""><text:span text:style-name="Definition">pan-net.cloud</text:span></text:a> is a Deutsche-Telekom private cloud/IaaS platform designed to host specialized NFVi service lines and supporting general-purpose IT workloads for subsidiary Telco operators across europe.</text:p>
<text:p text:style-name="Definition_20_Term_20_Tight">Jun 2019 → May 2021</text:p>
<text:p text:style-name="Definition_20_Definition_20_Tight">Cloud Infrastructure Engineer/Technical Lead, IT PaaS, Pan-Net Cloud</text:p>
<text:p text:style-name="Definition_20_Term_20_Tight">Responsibilities</text:p>
<text:p text:style-name="Definition_20_Definition_20_Tight">Development of custom PaaS capabilities atop Openstack IaaS to supplement Telco IT and NFVi functions (ex. Application Load Balancers, Database-as-a-Service, Cloud-Tenant Backup, Configuration Management, APM/Service Monitoring)</text:p>
<text:p text:style-name="Definition_20_Term_20_Tight">Skills</text:p>
<text:p text:style-name="Definition_20_Definition_20_Tight">PaaS/Managed Services, Technology/Product Ownership, Openstack, Kubernetes, Docker, Solution Design, Gitlab, CI/CD/CT, Golang, Python, nginx</text:p>
<text:p text:style-name="Definition_20_Term_20_Tight">Feb 2018 → May 2019</text:p>
<text:p text:style-name="Definition_20_Definition_20_Tight">Cloud Infrastructure Engineer, NFVi DevOps, Pan-Net NFVi</text:p>
<text:p text:style-name="Definition_20_Term_20_Tight">Responsibilities</text:p>
<text:p text:style-name="Definition_20_Definition_20_Tight">Design/Implementation of VNF CD Pipelines for Telco VNF onboarding and productionization into NatCo NFVi tenancies</text:p>
<text:p text:style-name="Definition_20_Term_20_Tight">Skills</text:p>
<text:p text:style-name="Definition_20_Definition_20_Tight">CI/CD/CT, Gitlab CI, JFrog Artifactory, Openstack, Linux, Docker, Ansible, Terraform, Python, Prometheus, Grafana</text:p>
<text:p text:style-name="Definition_20_Term_20_Tight">Aug 2017 → Jan 2018</text:p>
<text:p text:style-name="Definition_20_Definition_20_Tight">Cloud Infrastructure Engineer, Application Orchestration, Pan-Net NFVi</text:p>
<text:p text:style-name="Definition_20_Term_20_Tight">Responsibilities</text:p>
<text:p text:style-name="Definition_20_Definition_20_Tight">Development of custom VNF Management and Orchestrator (MANO) solutions to manage VNF lifecycle on the Pan-Net OpenStack NFVi cloud</text:p>
<text:p text:style-name="Definition_20_Term_20_Tight">Skills</text:p>
<text:p text:style-name="Definition_20_Definition_20_Tight">Openstack, OpenContrail, Linux, Ansible, Python, OASIS TOSCA</text:p>
<text:p text:style-name="Horizontal_20_Line"/>
<text:p text:style-name="First_20_paragraph"><text:a xlink:type="simple" xlink:href="https://www.mrisoftware.com/au/products/box-and-dice-real-estate-crm/" office:name=""><text:span text:style-name="Definition"><text:span text:style-name="T1">Box+Dice (BDSK)</text:span></text:span></text:a> ◦ Bratislava, Slovakia ◦ CRM/SaaS</text:p>
<text:p text:style-name="Text_20_body"><text:a xlink:type="simple" xlink:href="https://www.mrisoftware.com/au/products/box-and-dice-real-estate-crm/" office:name=""><text:span text:style-name="Definition">Box+Dice</text:span></text:a> are an Australian Real-Estate SaaS developer and provider of B2B/B2C solutions and services.</text:p>
<text:p text:style-name="Definition_20_Term_20_Tight">Oct 2015 → Jun 2017</text:p>
<text:p text:style-name="Definition_20_Definition_20_Tight">Senior Systems Engineer, Site Reliability Engineering</text:p>
<text:p text:style-name="Definition_20_Term_20_Tight">Responsibilities</text:p>
<text:p text:style-name="Definition_20_Definition_20_Tight">DevOps/SRE of the Box+Dice SaaS Platform Operations and B2B integrations with industry partners. SaaS Cluster TechOps, AWS Cloud Migrations, Cost Optimization, Platform Security, CI/CD + QA governance, Technical backlog engineering</text:p>
<text:p text:style-name="Definition_20_Term_20_Tight">Skills</text:p>
<text:p text:style-name="Definition_20_Definition_20_Tight">Project Management, Team Leadership, DevSecOps/SRE, Amazon AWS, XCP/XenServer, Cloudflare, Terraform, Ansible, Python, Ruby, Linux, PostgreSQL, MariaDB, Elasticsearch</text:p>
<text:p text:style-name="Horizontal_20_Line"/>
<text:p text:style-name="First_20_paragraph"><text:a xlink:type="simple" xlink:href="https://www.citrix.com/" office:name=""><text:span text:style-name="Definition"><text:span text:style-name="T1">Citrix Systems UK Ltd</text:span></text:span></text:a> ◦ Cambridge, United Kingdom ◦ Independent Software Vendor</text:p>
<text:p text:style-name="Text_20_body"><text:a xlink:type="simple" xlink:href="https://www.citrix.com/" office:name=""><text:span text:style-name="Definition">Citrix</text:span></text:a> solutions power enterprise data, workspace and mobility needs to create better ways of working.</text:p>
<text:p text:style-name="Definition_20_Term_20_Tight">Jul 2010 → Aug 2015</text:p>
<text:p text:style-name="Definition_20_Definition_20_Tight">Senior Software Test Engineer, Engineering Productivity, Desktop and Apps</text:p>
<text:p text:style-name="Definition_20_Term_20_Tight">Responsibilities</text:p>
<text:p text:style-name="Definition_20_Definition_20_Tight">DevOps of a custom Test-aaS private cloud for QA of Citrix VDI/DaaS products. Supporting self-service of DevTest environments, workload orchestration and resource scheduling, test automation framework enhancements.</text:p>
<text:p text:style-name="Definition_20_Term_20_Tight">Skills</text:p>
<text:p text:style-name="Definition_20_Definition_20_Tight">Private Cloud, Datacenter Network/Storage Design, Xen/XCP/XenServer Server Virtualization, Apache CloudStack, OpenStack, Citrix XenDesktop/VDI/DaaS, Quality Engineering, Linux, Windows Server Core, PowerShell, Python, Perl</text:p>
<text:p text:style-name="Horizontal_20_Line"/>
<text:p text:style-name="First_20_paragraph"><text:span text:style-name="T1">IT Freelancer</text:span> ◦ Greater London Area, United Kingdom ◦ Various</text:p>
<text:p text:style-name="Definition_20_Term_20_Tight">Aug 2002 → Dec 2007</text:p>
<text:p text:style-name="Definition_20_Definition_20_Tight">IT Freelancer, SOHO/Small-to-Medium Clientele</text:p>
<text:p text:style-name="Definition_20_Term_20_Tight">Activities</text:p>
<text:p text:style-name="Definition_20_Definition_20_Tight">Designing/Implementing SMB Office IT &amp; Network Solutions, Web Hosting, Process Automation, Desktop Publishing, Web development/authoring</text:p>
<text:p text:style-name="Definition_20_Term_20_Tight">Skills</text:p>
<text:p text:style-name="Definition_20_Definition_20_Tight">Apache LAMP Web Hosting, Microsoft Office + SMB Solutions, Network Routing/Switching, Firewalls/VPNs, Perl, Shell Scripting</text:p>
<text:h text:style-name="Heading_20_3" text:outline-level="3"><text:bookmark-start text:name="education"/>Education<text:bookmark-end text:name="education"/></text:h>
<text:p text:style-name="Definition_20_Term_20_Tight">Sep 2008 → May 2010</text:p>
<text:p text:style-name="Definition_20_Definition_20_Tight"><text:a xlink:type="simple" xlink:href="https://www.shu.ac.uk/search-results?q=computer+networks" office:name=""><text:span text:style-name="Definition">BSc (1:1, Hons.) Computer Networks</text:span></text:a>, <text:a xlink:type="simple" xlink:href="https://www.shu.ac.uk/" office:name=""><text:span text:style-name="Definition">Sheffield Hallam University</text:span></text:a>, Sheffield, UK</text:p>
<text:h text:style-name="Heading_20_3" text:outline-level="3"><text:bookmark-start text:name="skills"/>Skills<text:bookmark-end text:name="skills"/></text:h>
<text:p text:style-name="Definition_20_Term_20_Tight">Cloud &amp; Infrastructure</text:p>
<text:p text:style-name="Definition_20_Definition_20_Tight"><text:a xlink:type="simple" xlink:href="https://aws.amazon.com/" office:name=""><text:span text:style-name="Definition">Amazon AWS</text:span></text:a>, <text:a xlink:type="simple" xlink:href="https://www.ubuntu.com/openstack" office:name=""><text:span text:style-name="Definition">Canonical Openstack</text:span></text:a>, <text:a xlink:type="simple" xlink:href="http://cloudstack.apache.org/" office:name=""><text:span text:style-name="Definition">Apache Cloudstack</text:span></text:a>, <text:a xlink:type="simple" xlink:href="https://kubernetes.io/" office:name=""><text:span text:style-name="Definition">Kubernetes</text:span></text:a>/<text:a xlink:type="simple" xlink:href="https://aws.amazon.com/eks/" office:name=""><text:span text:style-name="Definition">EKS</text:span></text:a>, <text:a xlink:type="simple" xlink:href="https://podman.io/" office:name=""><text:span text:style-name="Definition">podman</text:span></text:a>/<text:a xlink:type="simple" xlink:href="https://www.docker.com/" office:name=""><text:span text:style-name="Definition">docker</text:span></text:a>,</text:p>
<text:p text:style-name="Definition_20_Term_20_Tight">Development &amp; CI/CD</text:p>
<text:p text:style-name="Definition_20_Definition_20_Tight"><text:a xlink:type="simple" xlink:href="https://www.python.org/" office:name=""><text:span text:style-name="Definition">Python</text:span></text:a>, <text:a xlink:type="simple" xlink:href="https://go.dev/" office:name=""><text:span text:style-name="Definition">Go</text:span></text:a>, <text:a xlink:type="simple" xlink:href="https://www.gnu.org/software/bash/" office:name=""><text:span text:style-name="Definition">Bash</text:span></text:a>, <text:a xlink:type="simple" xlink:href="https://en.wikipedia.org/wiki/Windows_PowerShell" office:name=""><text:span text:style-name="Definition">Powershell</text:span></text:a>, <text:a xlink:type="simple" xlink:href="https://www.terraform.io/" office:name=""><text:span text:style-name="Definition">Terraform</text:span></text:a>, <text:a xlink:type="simple" xlink:href="http://www.ansible.com/" office:name=""><text:span text:style-name="Definition">Ansible</text:span></text:a>, <text:a xlink:type="simple" xlink:href="https://git-scm.com/" office:name=""><text:span text:style-name="Definition">git</text:span></text:a>, <text:a xlink:type="simple" xlink:href="http://harness.io/" office:name=""><text:span text:style-name="Definition">harness.io</text:span></text:a> <text:a xlink:type="simple" xlink:href="https://www.harness.io/products/internal-developer-portal" office:name=""><text:span text:style-name="Definition">IDP</text:span></text:a>/<text:a xlink:type="simple" xlink:href="https://www.harness.io/products/continuous-delivery" office:name=""><text:span text:style-name="Definition">CD</text:span></text:a>, <text:a xlink:type="simple" xlink:href="https://docs.github.com/en/actions" office:name=""><text:span text:style-name="Definition">Github Actions</text:span></text:a>, <text:a xlink:type="simple" xlink:href="https://docs.gitlab.com/ee/ci/quick_start/" office:name=""><text:span text:style-name="Definition">Gitlab CI</text:span></text:a>, <text:a xlink:type="simple" xlink:href="https://jfrog.com/artifactory/" office:name=""><text:span text:style-name="Definition">JFrog Artifactory</text:span></text:a></text:p>
<text:p text:style-name="Definition_20_Term_20_Tight">Architecture &amp; Design</text:p>
<text:p text:style-name="Definition_20_Definition_20_Tight"><text:a xlink:type="simple" xlink:href="https://microservices.io/" office:name=""><text:span text:style-name="Definition">Microservices</text:span></text:a>, <text:a xlink:type="simple" xlink:href="https://www.cncf.io/about/" office:name=""><text:span text:style-name="Definition">Cloud-Native</text:span></text:a>, <text:a xlink:type="simple" xlink:href="https://aws.amazon.com/what-is/restful-api/" office:name=""><text:span text:style-name="Definition">API Design</text:span></text:a>, <text:a xlink:type="simple" xlink:href="https://istio.io" office:name=""><text:span text:style-name="Definition">Service Mesh</text:span></text:a> essentials, <text:a xlink:type="simple" xlink:href="https://12factor.net/" office:name=""><text:span text:style-name="Definition">12-Factor Apps</text:span></text:a></text:p>
<text:p text:style-name="Definition_20_Term_20_Tight">Agile PM</text:p>
<text:p text:style-name="Definition_20_Definition_20_Tight"><text:a xlink:type="simple" xlink:href="https://about.gitlab.com/topics/devops/" office:name=""><text:span text:style-name="Definition">DevOps</text:span></text:a>, <text:a xlink:type="simple" xlink:href="https://djaa.com/revisiting-the-principles-and-general-practices-of-the-kanban-method/" office:name=""><text:span text:style-name="Definition">Kanban</text:span></text:a>, <text:a xlink:type="simple" xlink:href="https://www.scrum.org/resources/what-is-scrum" office:name=""><text:span text:style-name="Definition">Scrum</text:span></text:a>, <text:a xlink:type="simple" xlink:href="https://www.scaledagileframework.com/lean-agile-mindset/" office:name=""><text:span text:style-name="Definition">SAFe</text:span></text:a>, <text:a xlink:type="simple" xlink:href="https://www.interaction-design.org/literature/topics/design-thinking" office:name=""><text:span text:style-name="Definition">Design Thinking</text:span></text:a>, <text:a xlink:type="simple" xlink:href="https://agilemodeling.com/essays/agilearchitecture.htm" office:name=""><text:span text:style-name="Definition">Agile Architecture</text:span></text:a></text:p>
<text:p text:style-name="First_20_paragraph">Also see my <text:a xlink:type="simple" xlink:href="https://app.pluralsight.com/profile/shalom-bhooshi" office:name=""><text:span text:style-name="Definition">Pluralsight</text:span></text:a> profile</text:p>
<text:h text:style-name="Heading_20_3" text:outline-level="3"><text:bookmark-start text:name="training-and-qualifications"/>Training and Qualifications<text:bookmark-end text:name="training-and-qualifications"/></text:h>
<text:h text:style-name="Heading_20_4" text:outline-level="4"><text:bookmark-start text:name="cloud-and-infrastructure"/>Cloud and Infrastructure<text:bookmark-end text:name="cloud-and-infrastructure"/></text:h>
<text:list text:style-name="L4">
  <text:list-item>
    <text:p text:style-name="P4"><text:a xlink:type="simple" xlink:href="https://aws.amazon.com/training/classroom/advanced-architecting-aws/" office:name=""><text:span text:style-name="Definition">Advanced Architecting on AWS</text:span></text:a>, Jun 2025</text:p>
  </text:list-item>
  <text:list-item>
    <text:p text:style-name="P4"><text:a xlink:type="simple" xlink:href="https://www.hashicorp.com/certification/terraform-associate" office:name=""><text:span text:style-name="Definition">Hashicorp Certified: Terraform Associate</text:span></text:a>, <text:span text:style-name="T2">Currently Certifying</text:span></text:p>
  </text:list-item>
  <text:list-item>
    <text:p text:style-name="P4"><text:a xlink:type="simple" xlink:href="https://training.linuxfoundation.org/cka-program-changes-2020/" office:name=""><text:span text:style-name="Definition">Certified Kubernetes Administrator</text:span></text:a>, Sep 2021</text:p>
  </text:list-item>
  <text:list-item>
    <text:p text:style-name="P4"><text:a xlink:type="simple" xlink:href="https://www.componentsoft.io/educationalservices/openstack-docker-puppet-xen-and-kvm/kbs-105-docker-kubernetes-administration-accelerated-training/" office:name=""><text:span text:style-name="Definition">Docker + Kubernetes Administration</text:span></text:a>, May 2018</text:p>
  </text:list-item>
  <text:list-item>
    <text:p text:style-name="P4"><text:a xlink:type="simple" xlink:href="https://www.componentsoft.io/educationalservices/openstack-docker-puppet-xen-and-kvm/ost-204-openstack-advanced-administration-extended/" office:name=""><text:span text:style-name="Definition">OpenStack Deployment and Advanced Administration</text:span></text:a>, Feb 2018</text:p>
  </text:list-item>
  <text:list-item>
    <text:p text:style-name="P4"><text:a xlink:type="simple" xlink:href="https://www.componentsoft.io/educationalservices/openstack-docker-puppet-xen-and-kvm/openstack-private-cloud-workshop-extended-ost-104/" office:name=""><text:span text:style-name="Definition">OpenStack Administration Bootcamp</text:span></text:a>, Sep 2017</text:p>
  </text:list-item>
</text:list>
<text:h text:style-name="Heading_20_4" text:outline-level="4"><text:bookmark-start text:name="ai-and-data"/>AI and Data<text:bookmark-end text:name="ai-and-data"/></text:h>
<text:list text:style-name="L5">
  <text:list-item>
    <text:p text:style-name="P5"><text:a xlink:type="simple" xlink:href="" office:name=""><text:span text:style-name="Definition">Data Warehousing with Databricks</text:span></text:a>, July 2025</text:p>
  </text:list-item>
  <text:list-item>
    <text:p text:style-name="P5">Generative AI Bootcamp, October 2024</text:p>
  </text:list-item>
</text:list>
<text:h text:style-name="Heading_20_4" text:outline-level="4"><text:bookmark-start text:name="leadership-and-agile-methodologies"/>Leadership and Agile Methodologies<text:bookmark-end text:name="leadership-and-agile-methodologies"/></text:h>
<text:list text:style-name="L6">
  <text:list-item>
    <text:p text:style-name="P6"><text:a xlink:type="simple" xlink:href="" office:name=""><text:span text:style-name="Definition">Design Thinking Immersive Training</text:span></text:a>, September 2022</text:p>
  </text:list-item>
  <text:list-item>
    <text:p text:style-name="P6">Scaled Agile, Inc., <text:a xlink:type="simple" xlink:href="https://support.scaledagile.com/s/article/Exam-Details-SP-SAFe-Practitioner" office:name=""><text:span text:style-name="Definition">SAFe Practitioner</text:span></text:a>, Feb 2022</text:p>
  </text:list-item>
  <text:list-item>
    <text:p text:style-name="P6"><text:a xlink:type="simple" xlink:href="https://www.devopsinstitute.com/courses/devops-leader/" office:name=""><text:span text:style-name="Definition">DevOps Institute DevOps Leader (DOL)</text:span></text:a>, Jan 2022</text:p>
  </text:list-item>
  <text:list-item>
    <text:p text:style-name="P6"><text:a xlink:type="simple" xlink:href="" office:name=""><text:span text:style-name="Definition">Managing Distributed Teams</text:span></text:a>, Nov 2021</text:p>
  </text:list-item>
</text:list>
<text:h text:style-name="Heading_20_4" text:outline-level="4"><text:bookmark-start text:name="other"/>Other<text:bookmark-end text:name="other"/></text:h>
<text:list text:style-name="L7">
  <text:list-item>
    <text:p text:style-name="P7"><text:a xlink:type="simple" xlink:href="http://training.citrix.com/mod/ctxcatalog/course.php?id=497" office:name=""><text:span text:style-name="Definition">Citrix NetScaler ADC Essentials, Networking and Administration</text:span></text:a>, Jun 2012</text:p>
  </text:list-item>
  <text:list-item>
    <text:p text:style-name="P7"><text:a xlink:type="simple" xlink:href="https://www.cbtnuggets.com/it-training/cisco-642-901-ccnp-bsci" office:name=""><text:span text:style-name="Definition">Building Scalable Cisco Internetworks (CCNP BSCI)</text:span></text:a>, Feb 2004</text:p>
  </text:list-item>
  <text:list-item>
    <text:p text:style-name="P7"><text:a xlink:type="simple" xlink:href="http://www.cisco.com/web/learning/exams/list/ccna_composite.html#~Topics" office:name=""><text:span text:style-name="Definition">Cisco Certified Network Associate (CCNA)</text:span></text:a>, Mar 2003</text:p>
  </text:list-item>
</text:list>
<text:h text:style-name="Heading_20_3" text:outline-level="3"><text:bookmark-start text:name="professional-profiles"/>Professional Profiles<text:bookmark-end text:name="professional-profiles"/></text:h>
<text:p text:style-name="First_20_paragraph"><text:a xlink:type="simple" xlink:href="http://shalomb.id/" office:name=""><text:span text:style-name="Definition">shalomb.id</text:span></text:a>, <text:a xlink:type="simple" xlink:href="https://keybase.io/shalomb" office:name=""><text:span text:style-name="Definition">Keybase</text:span></text:a>, <text:a xlink:type="simple" xlink:href="https://github.com/shalomb" office:name=""><text:span text:style-name="Definition">Github</text:span></text:a>, <text:a xlink:type="simple" xlink:href="https://gitlab.com/users/shalomb" office:name=""><text:span text:style-name="Definition">Gitlab</text:span></text:a>, <text:a xlink:type="simple" xlink:href="https://stackoverflow.com/story/shalombhooshi" office:name=""><text:span text:style-name="Definition">StackOverflow Developer Story</text:span></text:a>, <text:a xlink:type="simple" xlink:href="https://uk.linkedin.com/in/shalombhooshi" office:name=""><text:span text:style-name="Definition">Linkedin</text:span></text:a></text:p>
<text:h text:style-name="Heading_20_3" text:outline-level="3"><text:bookmark-start text:name="hobbies-and-interests"/>Hobbies and Interests<text:bookmark-end text:name="hobbies-and-interests"/></text:h>
<text:p text:style-name="First_20_paragraph">Fatherhood ◦ <text:a xlink:type="simple" xlink:href="https://www.strava.com/athletes/66934418" office:name=""><text:span text:style-name="Definition">Road Cycling, Mountain Biking</text:span></text:a> ◦ Outdoors ◦ Reading ◦ Guitars, Music</text:p>
<text:h text:style-name="Heading_20_3" text:outline-level="3"><text:bookmark-start text:name="personal-details"/>Personal Details<text:bookmark-end text:name="personal-details"/></text:h>
<text:p text:style-name="Definition_20_Term_20_Tight">Telephone</text:p>
<text:p text:style-name="Definition_20_Definition_20_Tight">+421 948 140 290</text:p>
<text:p text:style-name="Definition_20_Term_20_Tight">Email</text:p>
<text:p text:style-name="Definition_20_Definition_20_Tight"><text:a xlink:type="simple" xlink:href="mailto:s.bhooshi@gmail.com" office:name=""><text:span text:style-name="Definition">s.bhooshi@gmail.com</text:span></text:a></text:p>
<text:p text:style-name="Definition_20_Term_20_Tight">Nationality</text:p>
<text:p text:style-name="Definition_20_Definition_20_Tight">British</text:p>
<text:p text:style-name="First_20_paragraph">Fork me on GitHub</text:p>
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>Shalom Bhooshi</dc:title>
    <dc:description/>
    <dc:subject/>
    <meta:keyword/>
    <meta:initial-creator>  https://shalomb.id ◦ s.bhooshi@gmail.com ◦ +421 948 140 290 </meta:initial-creator>
    <dc:creator>  https://shalomb.id ◦ s.bhooshi@gmail.com ◦ +421 948 140 290 </dc:creator>
    <meta:creation-date>2025-09-16T22:20:08Z</meta:creation-date>
    <dc:date>2025-09-16T22:20:08Z</dc:date>
    <meta:user-defined meta:name="abstract" meta:value-type="string">An experienced Cloud DevOps engineer with a background in platforms &amp; solutions engineering. Combining 20 years experience in IT, QA, DevOps, and Cloud engineering, I seek to apply myself in a similar organization enabling business successes.</meta:user-defined>
    <meta:user-defined meta:name="header-includes" meta:value-type="string"/>
    <meta:user-defined meta:name="pagetitle" meta:value-type="string">Shalom Bhooshi — Curriculum Vitae</meta:user-defined>
  </office:meta>
</office:document-meta>
</file>